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32.49mm"/>
    </style:style>
    <style:style style:name="co5" style:family="table-column">
      <style:table-column-properties fo:break-before="auto" style:column-width="3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81d41a"/>
      <style:text-properties style:use-window-font-color="tru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59.99mm" svg:height="89.99mm" svg:x="1.9mm" svg:y="117.61mm">
            <draw:object draw:notify-on-update-of-ranges="Foglio1.B12:Foglio1.B21 Foglio1.C12:Foglio1.C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0.39mm" svg:y="118.4mm">
            <draw:object draw:notify-on-update-of-ranges="Foglio1.B12:Foglio1.B21 Foglio1.F12:Foglio1.F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69.48mm" svg:y="222.26mm">
            <draw:object draw:notify-on-update-of-ranges="Foglio1.B12:Foglio1.B17 Foglio1.F12:Foglio1.F17 Foglio1.B18:Foglio1.B21 Foglio1.F18:Foglio1.F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ax X ra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ead avg lat</text:p>
          </table:table-cell>
          <table:table-cell office:value-type="string" calcext:value-type="string">
            <text:p>update avg lat</text:p>
          </table:table-cell>
          <table:table-cell office:value-type="string" calcext:value-type="string">
            <text:p>R [us]</text:p>
          </table:table-cell>
          <table:table-cell/>
          <table:table-cell table:style-name="Default" office:value-type="string" calcext:value-type="string">
            <text:p>Nsys=X*R</text:p>
          </table:table-cell>
          <table:table-cell office:value-type="string" calcext:value-type="string">
            <text:p>Z=N/X-R [us]</text:p>
          </table:table-cell>
          <table:table-cell office:value-type="string" calcext:value-type="string">
            <text:p>Nthink = N – Nsys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1" office:value-type="float" office:value="3610.61413039855" calcext:value-type="float">
            <text:p>3.610,61</text:p>
          </table:table-cell>
          <table:table-cell table:style-name="ce1" office:value-type="float" office:value="4401.17595844045" calcext:value-type="float">
            <text:p>4.401,18</text:p>
          </table:table-cell>
          <table:table-cell table:style-name="ce1" office:value-type="float" office:value="4453.35319538506" calcext:value-type="float">
            <text:p>4.453,35</text:p>
          </table:table-cell>
          <table:table-cell table:formula="of:=([.E2]+[.D2])/2" office:value-type="float" office:value="4427.26457691275" calcext:value-type="float">
            <text:p>4427,26457691275</text:p>
          </table:table-cell>
          <table:table-cell/>
          <table:table-cell table:style-name="ce2" table:formula="of:=[.F2]/1000000*[.C2]" office:value-type="float" office:value="15.9851440404142" calcext:value-type="float">
            <text:p>15,9851440404142</text:p>
          </table:table-cell>
          <table:table-cell table:formula="of:=([.B2]/[.C2]-[.F2]/1000000) * 1000000" office:value-type="float" office:value="4.11452430232589" calcext:value-type="float">
            <text:p>4,11452430232589</text:p>
          </table:table-cell>
          <table:table-cell table:formula="of:=[.B2]-[.H2]" office:value-type="float" office:value="0.0148559595858444" calcext:value-type="float">
            <text:p>0,014855959585844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gt_x</text:p>
          </table:table-cell>
          <table:table-cell office:value-type="float" office:value="16" calcext:value-type="float">
            <text:p>16</text:p>
          </table:table-cell>
          <table:table-cell office:value-type="float" office:value="99.9605096751296" calcext:value-type="float">
            <text:p>99,9605096751296</text:p>
          </table:table-cell>
          <table:table-cell office:value-type="float" office:value="988.483432736912" calcext:value-type="float">
            <text:p>988,483432736912</text:p>
          </table:table-cell>
          <table:table-cell office:value-type="float" office:value="1034.81282077086" calcext:value-type="float">
            <text:p>1034,81282077086</text:p>
          </table:table-cell>
          <table:table-cell table:formula="of:=([.E4]+[.D4])/2" office:value-type="float" office:value="1011.64812675388" calcext:value-type="float">
            <text:p>1011,64812675388</text:p>
          </table:table-cell>
          <table:table-cell/>
          <table:table-cell table:style-name="ce3" table:formula="of:=[.F4]/1000000*[.C4]" office:value-type="float" office:value="0.101124862362208" calcext:value-type="float">
            <text:p>0,101124862362208</text:p>
          </table:table-cell>
          <table:table-cell table:formula="of:=([.B4]/[.C4]-[.F4]/1000000) * 1000000" office:value-type="float" office:value="159051.561354668" calcext:value-type="float">
            <text:p>159051,561354668</text:p>
          </table:table-cell>
          <table:table-cell table:formula="of:=[.B4]-[.H4]" office:value-type="float" office:value="15.8988751376378" calcext:value-type="float">
            <text:p>15,898875137637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9.943678306483" calcext:value-type="float">
            <text:p>199,943678306483</text:p>
          </table:table-cell>
          <table:table-cell office:value-type="float" office:value="1558.20947364912" calcext:value-type="float">
            <text:p>1558,20947364912</text:p>
          </table:table-cell>
          <table:table-cell office:value-type="float" office:value="1569.82126248062" calcext:value-type="float">
            <text:p>1569,82126248062</text:p>
          </table:table-cell>
          <table:table-cell table:formula="of:=([.E5]+[.D5])/2" office:value-type="float" office:value="1564.01536806487" calcext:value-type="float">
            <text:p>1564,01536806487</text:p>
          </table:table-cell>
          <table:table-cell/>
          <table:table-cell table:style-name="ce3" table:formula="of:=[.F5]/1000000*[.C5]" office:value-type="float" office:value="0.312714985618759" calcext:value-type="float">
            <text:p>0,312714985618759</text:p>
          </table:table-cell>
          <table:table-cell table:formula="of:=([.B5]/[.C5]-[.F5]/1000000) * 1000000" office:value-type="float" office:value="78458.5196553952" calcext:value-type="float">
            <text:p>78458,5196553952</text:p>
          </table:table-cell>
          <table:table-cell table:formula="of:=[.B5]-[.H5]" office:value-type="float" office:value="15.6872850143812" calcext:value-type="float">
            <text:p>15,687285014381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99.921343034359" calcext:value-type="float">
            <text:p>299,921343034359</text:p>
          </table:table-cell>
          <table:table-cell office:value-type="float" office:value="1300.27054703431" calcext:value-type="float">
            <text:p>1300,27054703431</text:p>
          </table:table-cell>
          <table:table-cell office:value-type="float" office:value="1384.56719744158" calcext:value-type="float">
            <text:p>1384,56719744158</text:p>
          </table:table-cell>
          <table:table-cell table:formula="of:=([.E6]+[.D6])/2" office:value-type="float" office:value="1342.41887223795" calcext:value-type="float">
            <text:p>1342,41887223795</text:p>
          </table:table-cell>
          <table:table-cell/>
          <table:table-cell table:style-name="ce3" table:formula="of:=[.F6]/1000000*[.C6]" office:value-type="float" office:value="0.402620071076275" calcext:value-type="float">
            <text:p>0,402620071076275</text:p>
          </table:table-cell>
          <table:table-cell table:formula="of:=([.B6]/[.C6]-[.F6]/1000000) * 1000000" office:value-type="float" office:value="52004.9015889372" calcext:value-type="float">
            <text:p>52004,9015889372</text:p>
          </table:table-cell>
          <table:table-cell table:formula="of:=[.B6]-[.H6]" office:value-type="float" office:value="15.5973799289237" calcext:value-type="float">
            <text:p>15,597379928923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99.890842975537" calcext:value-type="float">
            <text:p>499,890842975537</text:p>
          </table:table-cell>
          <table:table-cell office:value-type="float" office:value="1851.94616263454" calcext:value-type="float">
            <text:p>1851,94616263454</text:p>
          </table:table-cell>
          <table:table-cell office:value-type="float" office:value="1918.24553523901" calcext:value-type="float">
            <text:p>1918,24553523901</text:p>
          </table:table-cell>
          <table:table-cell table:formula="of:=([.E7]+[.D7])/2" office:value-type="float" office:value="1885.09584893678" calcext:value-type="float">
            <text:p>1885,09584893678</text:p>
          </table:table-cell>
          <table:table-cell/>
          <table:table-cell table:style-name="ce3" table:formula="of:=[.F7]/1000000*[.C7]" office:value-type="float" office:value="0.94234215301469" calcext:value-type="float">
            <text:p>0,94234215301469</text:p>
          </table:table-cell>
          <table:table-cell table:formula="of:=([.B7]/[.C7]-[.F7]/1000000) * 1000000" office:value-type="float" office:value="30121.8917261146" calcext:value-type="float">
            <text:p>30121,8917261146</text:p>
          </table:table-cell>
          <table:table-cell table:formula="of:=[.B7]-[.H7]" office:value-type="float" office:value="15.0576578469853" calcext:value-type="float">
            <text:p>15,057657846985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99.833343054988" calcext:value-type="float">
            <text:p>999,833343054988</text:p>
          </table:table-cell>
          <table:table-cell office:value-type="float" office:value="2052.16405940495" calcext:value-type="float">
            <text:p>2052,16405940495</text:p>
          </table:table-cell>
          <table:table-cell office:value-type="float" office:value="2079.87968192926" calcext:value-type="float">
            <text:p>2079,87968192926</text:p>
          </table:table-cell>
          <table:table-cell table:formula="of:=([.E8]+[.D8])/2" office:value-type="float" office:value="2066.0218706671" calcext:value-type="float">
            <text:p>2066,0218706671</text:p>
          </table:table-cell>
          <table:table-cell/>
          <table:table-cell table:style-name="ce3" table:formula="of:=[.F8]/1000000*[.C8]" office:value-type="float" office:value="2.06567755377381" calcext:value-type="float">
            <text:p>2,06567755377381</text:p>
          </table:table-cell>
          <table:table-cell table:formula="of:=([.B8]/[.C8]-[.F8]/1000000) * 1000000" office:value-type="float" office:value="13936.6450849198" calcext:value-type="float">
            <text:p>13936,6450849198</text:p>
          </table:table-cell>
          <table:table-cell table:formula="of:=[.B8]-[.H8]" office:value-type="float" office:value="13.9343224462262" calcext:value-type="float">
            <text:p>13,934322446226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98.99676364618" calcext:value-type="float">
            <text:p>1998,99676364618</text:p>
          </table:table-cell>
          <table:table-cell office:value-type="float" office:value="2890.03586018913" calcext:value-type="float">
            <text:p>2890,03586018913</text:p>
          </table:table-cell>
          <table:table-cell office:value-type="float" office:value="3009.60631083898" calcext:value-type="float">
            <text:p>3009,60631083898</text:p>
          </table:table-cell>
          <table:table-cell table:formula="of:=([.E9]+[.D9])/2" office:value-type="float" office:value="2949.82108551406" calcext:value-type="float">
            <text:p>2949,82108551406</text:p>
          </table:table-cell>
          <table:table-cell/>
          <table:table-cell table:style-name="ce3" table:formula="of:=[.F9]/1000000*[.C9]" office:value-type="float" office:value="5.89668280327787" calcext:value-type="float">
            <text:p>5,89668280327787</text:p>
          </table:table-cell>
          <table:table-cell table:formula="of:=([.B9]/[.C9]-[.F9]/1000000) * 1000000" office:value-type="float" office:value="5054.19387387783" calcext:value-type="float">
            <text:p>5054,19387387783</text:p>
          </table:table-cell>
          <table:table-cell table:formula="of:=[.B9]-[.H9]" office:value-type="float" office:value="10.1033171967221" calcext:value-type="float">
            <text:p>10,103317196722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999.55668292163" calcext:value-type="float">
            <text:p>2999,55668292163</text:p>
          </table:table-cell>
          <table:table-cell office:value-type="float" office:value="3471.14583363448" calcext:value-type="float">
            <text:p>3471,14583363448</text:p>
          </table:table-cell>
          <table:table-cell office:value-type="float" office:value="3527.2612933067" calcext:value-type="float">
            <text:p>3527,2612933067</text:p>
          </table:table-cell>
          <table:table-cell table:formula="of:=([.E10]+[.D10])/2" office:value-type="float" office:value="3499.20356347059" calcext:value-type="float">
            <text:p>3499,20356347059</text:p>
          </table:table-cell>
          <table:table-cell/>
          <table:table-cell table:style-name="ce3" table:formula="of:=[.F10]/1000000*[.C10]" office:value-type="float" office:value="10.4960594337114" calcext:value-type="float">
            <text:p>10,4960594337114</text:p>
          </table:table-cell>
          <table:table-cell table:formula="of:=([.B10]/[.C10]-[.F10]/1000000) * 1000000" office:value-type="float" office:value="1834.91800559264" calcext:value-type="float">
            <text:p>1834,91800559264</text:p>
          </table:table-cell>
          <table:table-cell table:formula="of:=[.B10]-[.H10]" office:value-type="float" office:value="5.50394056628863" calcext:value-type="float">
            <text:p>5,50394056628863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337.67199082716" calcext:value-type="float">
            <text:p>1337,67199082716</text:p>
          </table:table-cell>
          <table:table-cell office:value-type="float" office:value="723.816069765009" calcext:value-type="float">
            <text:p>723,816069765009</text:p>
          </table:table-cell>
          <table:table-cell office:value-type="float" office:value="764.970861250698" calcext:value-type="float">
            <text:p>764,970861250698</text:p>
          </table:table-cell>
          <table:table-cell table:formula="of:=([.E12]+[.D12])/2" office:value-type="float" office:value="744.393465507853" calcext:value-type="float">
            <text:p>744,393465507853</text:p>
          </table:table-cell>
          <table:table-cell/>
          <table:table-cell table:formula="of:=[.F12]/1000000*[.C12]" office:value-type="float" office:value="0.995754288964616" calcext:value-type="float">
            <text:p>0,995754288964616</text:p>
          </table:table-cell>
          <table:table-cell table:formula="of:=([.B12]/[.C12]-[.F12]/1000000) * 1000000" office:value-type="float" office:value="3.17395524799657" calcext:value-type="float">
            <text:p>3,17395524799657</text:p>
          </table:table-cell>
          <table:table-cell table:formula="of:=[.B12]-[.H12]" office:value-type="float" office:value="0.00424571103538396" calcext:value-type="float">
            <text:p>0,00424571103538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87.61118434978" calcext:value-type="float">
            <text:p>2487,61118434978</text:p>
          </table:table-cell>
          <table:table-cell office:value-type="float" office:value="773.11052539238" calcext:value-type="float">
            <text:p>773,11052539238</text:p>
          </table:table-cell>
          <table:table-cell office:value-type="float" office:value="828.000203767555" calcext:value-type="float">
            <text:p>828,000203767555</text:p>
          </table:table-cell>
          <table:table-cell table:formula="of:=([.E13]+[.D13])/2" office:value-type="float" office:value="800.555364579968" calcext:value-type="float">
            <text:p>800,555364579968</text:p>
          </table:table-cell>
          <table:table-cell/>
          <table:table-cell table:formula="of:=[.F13]/1000000*[.C13]" office:value-type="float" office:value="1.99147047862034" calcext:value-type="float">
            <text:p>1,99147047862034</text:p>
          </table:table-cell>
          <table:table-cell table:formula="of:=([.B13]/[.C13]-[.F13]/1000000) * 1000000" office:value-type="float" office:value="3.42880006060466" calcext:value-type="float">
            <text:p>3,42880006060466</text:p>
          </table:table-cell>
          <table:table-cell table:formula="of:=[.B13]-[.H13]" office:value-type="float" office:value="0.00852952137965946" calcext:value-type="float">
            <text:p>0,00852952137965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086.6736998945" calcext:value-type="float">
            <text:p>3086,6736998945</text:p>
          </table:table-cell>
          <table:table-cell office:value-type="float" office:value="937.122818453143" calcext:value-type="float">
            <text:p>937,122818453143</text:p>
          </table:table-cell>
          <table:table-cell office:value-type="float" office:value="999.729723402626" calcext:value-type="float">
            <text:p>999,729723402626</text:p>
          </table:table-cell>
          <table:table-cell table:formula="of:=([.E14]+[.D14])/2" office:value-type="float" office:value="968.426270927885" calcext:value-type="float">
            <text:p>968,426270927885</text:p>
          </table:table-cell>
          <table:table-cell/>
          <table:table-cell table:formula="of:=[.F14]/1000000*[.C14]" office:value-type="float" office:value="2.98921590076001" calcext:value-type="float">
            <text:p>2,98921590076001</text:p>
          </table:table-cell>
          <table:table-cell table:formula="of:=([.B14]/[.C14]-[.F14]/1000000) * 1000000" office:value-type="float" office:value="3.49376069143956" calcext:value-type="float">
            <text:p>3,49376069143956</text:p>
          </table:table-cell>
          <table:table-cell table:formula="of:=[.B14]-[.H14]" office:value-type="float" office:value="0.0107840992399919" calcext:value-type="float">
            <text:p>0,01078409923999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554.53910626164" calcext:value-type="float">
            <text:p>3554,53910626164</text:p>
          </table:table-cell>
          <table:table-cell office:value-type="float" office:value="1096.13446022847" calcext:value-type="float">
            <text:p>1096,13446022847</text:p>
          </table:table-cell>
          <table:table-cell office:value-type="float" office:value="1147.54453858978" calcext:value-type="float">
            <text:p>1147,54453858978</text:p>
          </table:table-cell>
          <table:table-cell table:formula="of:=([.E15]+[.D15])/2" office:value-type="float" office:value="1121.83949940913" calcext:value-type="float">
            <text:p>1121,83949940913</text:p>
          </table:table-cell>
          <table:table-cell/>
          <table:table-cell table:formula="of:=[.F15]/1000000*[.C15]" office:value-type="float" office:value="3.98762237159872" calcext:value-type="float">
            <text:p>3,98762237159872</text:p>
          </table:table-cell>
          <table:table-cell table:formula="of:=([.B15]/[.C15]-[.F15]/1000000) * 1000000" office:value-type="float" office:value="3.48220346752556" calcext:value-type="float">
            <text:p>3,48220346752556</text:p>
          </table:table-cell>
          <table:table-cell table:formula="of:=[.B15]-[.H15]" office:value-type="float" office:value="0.0123776284012793" calcext:value-type="float">
            <text:p>0,01237762840127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582.52072830299" calcext:value-type="float">
            <text:p>3582,52072830299</text:p>
          </table:table-cell>
          <table:table-cell office:value-type="float" office:value="1371.64201559661" calcext:value-type="float">
            <text:p>1371,64201559661</text:p>
          </table:table-cell>
          <table:table-cell office:value-type="float" office:value="1412.46984855182" calcext:value-type="float">
            <text:p>1412,46984855182</text:p>
          </table:table-cell>
          <table:table-cell table:formula="of:=([.E16]+[.D16])/2" office:value-type="float" office:value="1392.05593207422" calcext:value-type="float">
            <text:p>1392,05593207422</text:p>
          </table:table-cell>
          <table:table-cell/>
          <table:table-cell table:formula="of:=[.F16]/1000000*[.C16]" office:value-type="float" office:value="4.98706923161302" calcext:value-type="float">
            <text:p>4,98706923161302</text:p>
          </table:table-cell>
          <table:table-cell table:formula="of:=([.B16]/[.C16]-[.F16]/1000000) * 1000000" office:value-type="float" office:value="3.60940504400345" calcext:value-type="float">
            <text:p>3,60940504400345</text:p>
          </table:table-cell>
          <table:table-cell table:formula="of:=[.B16]-[.H16]" office:value-type="float" office:value="0.0129307683869841" calcext:value-type="float">
            <text:p>0,01293076838698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643.07856404787" calcext:value-type="float">
            <text:p>3643,07856404787</text:p>
          </table:table-cell>
          <table:table-cell office:value-type="float" office:value="2718.03689745532" calcext:value-type="float">
            <text:p>2718,03689745532</text:p>
          </table:table-cell>
          <table:table-cell office:value-type="float" office:value="2764.3106255238" calcext:value-type="float">
            <text:p>2764,3106255238</text:p>
          </table:table-cell>
          <table:table-cell table:formula="of:=([.E17]+[.D17])/2" office:value-type="float" office:value="2741.17376148956" calcext:value-type="float">
            <text:p>2741,17376148956</text:p>
          </table:table-cell>
          <table:table-cell/>
          <table:table-cell table:formula="of:=[.F17]/1000000*[.C17]" office:value-type="float" office:value="9.98631137081308" calcext:value-type="float">
            <text:p>9,98631137081308</text:p>
          </table:table-cell>
          <table:table-cell table:formula="of:=([.B17]/[.C17]-[.F17]/1000000) * 1000000" office:value-type="float" office:value="3.75743452859069" calcext:value-type="float">
            <text:p>3,75743452859069</text:p>
          </table:table-cell>
          <table:table-cell table:formula="of:=[.B17]-[.H17]" office:value-type="float" office:value="0.0136886291869214" calcext:value-type="float">
            <text:p>0,01368862918692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645.84399243377" calcext:value-type="float">
            <text:p>3645,84399243377</text:p>
          </table:table-cell>
          <table:table-cell office:value-type="float" office:value="5479.19686982389" calcext:value-type="float">
            <text:p>5479,19686982389</text:p>
          </table:table-cell>
          <table:table-cell office:value-type="float" office:value="5483.88067659412" calcext:value-type="float">
            <text:p>5483,88067659412</text:p>
          </table:table-cell>
          <table:table-cell table:formula="of:=([.E18]+[.D18])/2" office:value-type="float" office:value="5481.538773209" calcext:value-type="float">
            <text:p>5481,538773209</text:p>
          </table:table-cell>
          <table:table-cell/>
          <table:table-cell table:formula="of:=[.F18]/1000000*[.C18]" office:value-type="float" office:value="19.9848352055968" calcext:value-type="float">
            <text:p>19,9848352055968</text:p>
          </table:table-cell>
          <table:table-cell table:formula="of:=([.B18]/[.C18]-[.F18]/1000000) * 1000000" office:value-type="float" office:value="4.15947430406315" calcext:value-type="float">
            <text:p>4,15947430406315</text:p>
          </table:table-cell>
          <table:table-cell table:formula="of:=[.B18]-[.H18]" office:value-type="float" office:value="0.0151647944031517" calcext:value-type="float">
            <text:p>0,015164794403152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629.81257978608" calcext:value-type="float">
            <text:p>3629,81257978608</text:p>
          </table:table-cell>
          <table:table-cell office:value-type="float" office:value="8226.06739350252" calcext:value-type="float">
            <text:p>8226,06739350252</text:p>
          </table:table-cell>
          <table:table-cell office:value-type="float" office:value="8293.57542533464" calcext:value-type="float">
            <text:p>8293,57542533464</text:p>
          </table:table-cell>
          <table:table-cell table:formula="of:=([.E19]+[.D19])/2" office:value-type="float" office:value="8259.82140941858" calcext:value-type="float">
            <text:p>8259,82140941858</text:p>
          </table:table-cell>
          <table:table-cell/>
          <table:table-cell table:formula="of:=[.F19]/1000000*[.C19]" office:value-type="float" office:value="29.981603658694" calcext:value-type="float">
            <text:p>29,981603658694</text:p>
          </table:table-cell>
          <table:table-cell table:formula="of:=([.B19]/[.C19]-[.F19]/1000000) * 1000000" office:value-type="float" office:value="5.06812429062684" calcext:value-type="float">
            <text:p>5,06812429062684</text:p>
          </table:table-cell>
          <table:table-cell table:formula="of:=[.B19]-[.H19]" office:value-type="float" office:value="0.0183963413060368" calcext:value-type="float">
            <text:p>0,01839634130603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649.71860631382" calcext:value-type="float">
            <text:p>3649,71860631382</text:p>
          </table:table-cell>
          <table:table-cell office:value-type="float" office:value="13692.9233200377" calcext:value-type="float">
            <text:p>13692,9233200377</text:p>
          </table:table-cell>
          <table:table-cell office:value-type="float" office:value="13693.6253802595" calcext:value-type="float">
            <text:p>13693,6253802595</text:p>
          </table:table-cell>
          <table:table-cell table:formula="of:=([.E20]+[.D20])/2" office:value-type="float" office:value="13693.2743501486" calcext:value-type="float">
            <text:p>13693,2743501486</text:p>
          </table:table-cell>
          <table:table-cell/>
          <table:table-cell table:formula="of:=[.F20]/1000000*[.C20]" office:value-type="float" office:value="49.9765981770971" calcext:value-type="float">
            <text:p>49,9765981770971</text:p>
          </table:table-cell>
          <table:table-cell table:formula="of:=([.B20]/[.C20]-[.F20]/1000000) * 1000000" office:value-type="float" office:value="6.4119526536708" calcext:value-type="float">
            <text:p>6,4119526536708</text:p>
          </table:table-cell>
          <table:table-cell table:formula="of:=[.B20]-[.H20]" office:value-type="float" office:value="0.0234018229029047" calcext:value-type="float">
            <text:p>0,02340182290290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629.22024149704" calcext:value-type="float">
            <text:p>3629,22024149704</text:p>
          </table:table-cell>
          <table:table-cell office:value-type="float" office:value="27473.9408808834" calcext:value-type="float">
            <text:p>27473,9408808834</text:p>
          </table:table-cell>
          <table:table-cell office:value-type="float" office:value="27603.6763143261" calcext:value-type="float">
            <text:p>27603,6763143261</text:p>
          </table:table-cell>
          <table:table-cell table:formula="of:=([.E21]+[.D21])/2" office:value-type="float" office:value="27538.8085976048" calcext:value-type="float">
            <text:p>27538,8085976048</text:p>
          </table:table-cell>
          <table:table-cell/>
          <table:table-cell table:formula="of:=[.F21]/1000000*[.C21]" office:value-type="float" office:value="99.9444015891398" calcext:value-type="float">
            <text:p>99,9444015891398</text:p>
          </table:table-cell>
          <table:table-cell table:formula="of:=([.B21]/[.C21]-[.F21]/1000000) * 1000000" office:value-type="float" office:value="15.3196574361886" calcext:value-type="float">
            <text:p>15,3196574361886</text:p>
          </table:table-cell>
          <table:table-cell table:formula="of:=[.B21]-[.H21]" office:value-type="float" office:value="0.0555984108602132" calcext:value-type="float">
            <text:p>0,0555984108602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Noto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08:28:00.563276077</meta:creation-date>
    <dc:date>2019-05-28T08:54:45.682205969</dc:date>
    <meta:editing-duration>PT15M45S</meta:editing-duration>
    <meta:editing-cycles>1</meta:editing-cycles>
    <meta:document-statistic meta:table-count="1" meta:cell-count="155" meta:object-count="3"/>
    <meta:generator>LibreOffice/6.2.4.2.0$Linux_X86_64 LibreOffice_project/2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25cm" svg:y="0.316cm" chart:style-name="ch2">
          <text:p>Throghput</text:p>
        </chart:title>
        <chart:plot-area chart:style-name="ch3" table:cell-range-address="Foglio1.B12:Foglio1.C21" chart:data-source-has-labels="row" svg:x="1.331cm" svg:y="1.275cm" svg:width="14.349cm" svg:height="6.564cm">
          <chartooo:coordinate-region svg:x="2.323cm" svg:y="1.474cm" svg:width="13.077cm" svg:height="5.718cm"/>
          <chart:axis chart:dimension="x" chart:name="primary-x" chart:style-name="ch4">
            <chart:title svg:x="8.329cm" svg:y="8.019cm" chart:style-name="ch5">
              <text:p>N</text:p>
            </chart:title>
          </chart:axis>
          <chart:axis chart:dimension="y" chart:name="primary-y" chart:style-name="ch4">
            <chart:title svg:x="0.451cm" svg:y="4.72cm" chart:style-name="ch6">
              <text:p>X</text:p>
            </chart:title>
            <chart:grid chart:style-name="ch7" chart:class="major"/>
          </chart:axis>
          <chart:series chart:style-name="ch8" chart:values-cell-range-address="Foglio1.C12:Foglio1.C21" loext:label-string="throghput" chart:class="chart:scatter">
            <chart:domain table:cell-range-address="Foglio1.B12:Foglio1.B2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throghpu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glio1.B12:Foglio1.B21</svg:desc>
                </draw:g>
              </table:table-cell>
              <table:table-cell office:value-type="float" office:value="1337.67199082716">
                <text:p>1337.67199082716</text:p>
                <draw:g>
                  <svg:desc>Foglio1.C12:Foglio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87.61118434978">
                <text:p>2487.611184349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086.6736998945">
                <text:p>3086.67369989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554.53910626164">
                <text:p>3554.539106261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582.52072830299">
                <text:p>3582.520728302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3643.07856404787">
                <text:p>3643.078564047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3645.84399243377">
                <text:p>3645.843992433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3629.81257978608">
                <text:p>3629.812579786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3649.71860631382">
                <text:p>3649.718606313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3629.22024149704">
                <text:p>3629.220241497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69cm" svg:y="0.316cm" chart:style-name="ch2">
          <text:p>Response Time</text:p>
        </chart:title>
        <chart:plot-area chart:style-name="ch3" table:cell-range-address="Foglio1.B12:Foglio1.B21 Foglio1.F12:Foglio1.F21" svg:x="1.331cm" svg:y="1.275cm" svg:width="14.349cm" svg:height="6.564cm">
          <chartooo:coordinate-region svg:x="2.508cm" svg:y="1.474cm" svg:width="12.893cm" svg:height="5.718cm"/>
          <chart:axis chart:dimension="x" chart:name="primary-x" chart:style-name="ch4">
            <chart:title svg:x="8.329cm" svg:y="8.019cm" chart:style-name="ch5">
              <text:p>N</text:p>
            </chart:title>
          </chart:axis>
          <chart:axis chart:dimension="y" chart:name="primary-y" chart:style-name="ch4">
            <chart:title svg:x="0.451cm" svg:y="4.985cm" chart:style-name="ch6">
              <text:p>R[us]</text:p>
            </chart:title>
            <chart:grid chart:style-name="ch7" chart:class="major"/>
          </chart:axis>
          <chart:series chart:style-name="ch8" chart:values-cell-range-address="Foglio1.F12:Foglio1.F21" chart:class="chart:scatter">
            <chart:domain table:cell-range-address="Foglio1.B12:Foglio1.B2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glio1.B12:Foglio1.B21</svg:desc>
                </draw:g>
              </table:table-cell>
              <table:table-cell office:value-type="float" office:value="744.393465507853">
                <text:p>744.393465507853</text:p>
                <draw:g>
                  <svg:desc>Foglio1.F12:Foglio1.F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00.555364579968">
                <text:p>800.5553645799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68.426270927885">
                <text:p>968.4262709278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21.83949940913">
                <text:p>1121.839499409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392.05593207422">
                <text:p>1392.055932074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741.17376148956">
                <text:p>2741.173761489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5481.538773209">
                <text:p>5481.5387732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8259.82140941858">
                <text:p>8259.821409418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13693.2743501486">
                <text:p>13693.27435014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27538.8085976048">
                <text:p>27538.80859760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10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56cm" svg:y="0.316cm" chart:style-name="ch2">
          <text:p>Predicting response time</text:p>
        </chart:title>
        <chart:plot-area chart:style-name="ch3" table:cell-range-address="Foglio1.B12:Foglio1.B17 Foglio1.F12:Foglio1.F21" chart:data-source-has-labels="column" svg:x="1.331cm" svg:y="1.275cm" svg:width="14.349cm" svg:height="6.564cm">
          <chartooo:coordinate-region svg:x="2.508cm" svg:y="1.474cm" svg:width="12.893cm" svg:height="5.718cm"/>
          <chart:axis chart:dimension="x" chart:name="primary-x" chart:style-name="ch4">
            <chart:title svg:x="8.329cm" svg:y="8.019cm" chart:style-name="ch5">
              <text:p>N</text:p>
            </chart:title>
          </chart:axis>
          <chart:axis chart:dimension="y" chart:name="primary-y" chart:style-name="ch4">
            <chart:title svg:x="0.451cm" svg:y="4.985cm" chart:style-name="ch6">
              <text:p>R[us]</text:p>
            </chart:title>
            <chart:grid chart:style-name="ch7" chart:class="major"/>
          </chart:axis>
          <chart:series chart:style-name="ch8" chart:values-cell-range-address="Foglio1.F12:Foglio1.F17" chart:class="chart:scatter">
            <chart:domain table:cell-range-address="Foglio1.B12:Foglio1.B17"/>
            <chart:regression-curve chart:style-name="ch9"/>
            <chart:data-point chart:repeated="6"/>
          </chart:series>
          <chart:series chart:style-name="ch10" chart:values-cell-range-address="Foglio1.F18:Foglio1.F21" chart:class="chart:scatter">
            <chart:domain table:cell-range-address="Foglio1.B18:Foglio1.B21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olonna F</text:p>
              </table:table-cell>
              <table:table-cell office:value-type="string">
                <text:p>Colonna B</text:p>
              </table:table-cell>
              <table:table-cell office:value-type="string">
                <text:p>Colonna F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Foglio1.B12:Foglio1.B17</svg:desc>
                </draw:g>
              </table:table-cell>
              <table:table-cell office:value-type="float" office:value="744.393465507853">
                <text:p>744.393465507853</text:p>
                <draw:g>
                  <svg:desc>Foglio1.F12:Foglio1.F17</svg:desc>
                </draw:g>
              </table:table-cell>
              <table:table-cell office:value-type="float" office:value="20">
                <text:p>20</text:p>
                <draw:g>
                  <svg:desc>Foglio1.B18:Foglio1.B21</svg:desc>
                </draw:g>
              </table:table-cell>
              <table:table-cell office:value-type="float" office:value="5481.538773209">
                <text:p>5481.538773209</text:p>
                <draw:g>
                  <svg:desc>Foglio1.F18:Foglio1.F21</svg:desc>
                </draw:g>
              </table:table-cell>
            </table:table-row>
            <table:table-row>
              <table:table-cell office:value-type="string"/>
              <table:table-cell office:value-type="float" office:value="2">
                <text:p>2</text:p>
              </table:table-cell>
              <table:table-cell office:value-type="float" office:value="800.555364579968">
                <text:p>800.555364579968</text:p>
              </table:table-cell>
              <table:table-cell office:value-type="float" office:value="30">
                <text:p>30</text:p>
              </table:table-cell>
              <table:table-cell office:value-type="float" office:value="8259.82140941858">
                <text:p>8259.82140941858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968.426270927885">
                <text:p>968.426270927885</text:p>
              </table:table-cell>
              <table:table-cell office:value-type="float" office:value="50">
                <text:p>50</text:p>
              </table:table-cell>
              <table:table-cell office:value-type="float" office:value="13693.2743501486">
                <text:p>13693.2743501486</text:p>
              </table:table-cell>
            </table:table-row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1121.83949940913">
                <text:p>1121.83949940913</text:p>
              </table:table-cell>
              <table:table-cell office:value-type="float" office:value="100">
                <text:p>100</text:p>
              </table:table-cell>
              <table:table-cell office:value-type="float" office:value="27538.8085976048">
                <text:p>27538.8085976048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1392.05593207422">
                <text:p>1392.0559320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2741.17376148956">
                <text:p>2741.17376148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.0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